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96pt" officeooo:rsid="001125a7" officeooo:paragraph-rsid="001125a7" style:font-size-asian="84pt" style:font-size-complex="96pt"/>
    </style:style>
    <style:style style:name="P2" style:family="paragraph" style:parent-style-name="Standard">
      <style:paragraph-properties fo:text-align="start" style:justify-single-word="false"/>
      <style:text-properties fo:font-size="12pt" officeooo:rsid="001125a7" officeooo:paragraph-rsid="001125a7" style:font-size-asian="10.5pt" style:font-size-complex="12pt"/>
    </style:style>
    <style:style style:name="P3" style:family="paragraph" style:parent-style-name="Standard" style:list-style-name="L4">
      <style:paragraph-properties fo:text-align="start" style:justify-single-word="false"/>
      <style:text-properties fo:font-size="12pt" officeooo:rsid="001125a7" officeooo:paragraph-rsid="001125a7" style:font-size-asian="10.5pt" style:font-size-complex="12pt"/>
    </style:style>
    <style:style style:name="P4" style:family="paragraph" style:parent-style-name="Standard" style:list-style-name="L8">
      <style:paragraph-properties fo:text-align="start" style:justify-single-word="false"/>
      <style:text-properties fo:font-size="12pt" officeooo:rsid="001125a7" officeooo:paragraph-rsid="001125a7" style:font-size-asian="10.5pt" style:font-size-complex="12pt"/>
    </style:style>
    <style:style style:name="P5" style:family="paragraph" style:parent-style-name="Standard" style:list-style-name="L9">
      <style:paragraph-properties fo:text-align="start" style:justify-single-word="false"/>
      <style:text-properties fo:font-size="12pt" officeooo:rsid="001125a7" officeooo:paragraph-rsid="001125a7" style:font-size-asian="10.5pt" style:font-size-complex="12pt"/>
    </style:style>
    <style:style style:name="P6" style:family="paragraph" style:parent-style-name="Standard" style:list-style-name="L12">
      <style:paragraph-properties fo:text-align="start" style:justify-single-word="false"/>
      <style:text-properties fo:font-size="12pt" officeooo:rsid="001125a7" officeooo:paragraph-rsid="001125a7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125a7" officeooo:paragraph-rsid="001125a7" style:font-size-asian="10.5pt" style:font-weight-asian="bold" style:font-size-complex="12pt" style:font-weight-complex="bold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2pt" fo:font-weight="bold" officeooo:rsid="001125a7" officeooo:paragraph-rsid="001125a7" style:font-size-asian="10.5pt" style:font-weight-asian="bold" style:font-size-complex="12pt" style:font-weight-complex="bold"/>
    </style:style>
    <style:style style:name="P9" style:family="paragraph" style:parent-style-name="Standard" style:list-style-name="L5">
      <style:paragraph-properties fo:text-align="start" style:justify-single-word="false"/>
      <style:text-properties fo:font-size="12pt" fo:font-weight="bold" officeooo:rsid="001125a7" officeooo:paragraph-rsid="001125a7" style:font-size-asian="10.5pt" style:font-weight-asian="bold" style:font-size-complex="12pt" style:font-weight-complex="bold"/>
    </style:style>
    <style:style style:name="P10" style:family="paragraph" style:parent-style-name="Standard" style:list-style-name="L7">
      <style:paragraph-properties fo:text-align="start" style:justify-single-word="false"/>
      <style:text-properties fo:font-size="12pt" fo:font-weight="bold" officeooo:rsid="001125a7" officeooo:paragraph-rsid="001125a7" style:font-size-asian="10.5pt" style:font-weight-asian="bold" style:font-size-complex="12pt" style:font-weight-complex="bold"/>
    </style:style>
    <style:style style:name="P11" style:family="paragraph" style:parent-style-name="Standard" style:list-style-name="L10">
      <style:paragraph-properties fo:text-align="start" style:justify-single-word="false"/>
      <style:text-properties fo:font-size="12pt" fo:font-weight="bold" officeooo:rsid="001125a7" officeooo:paragraph-rsid="001125a7" style:font-size-asian="10.5pt" style:font-weight-asian="bold" style:font-size-complex="12pt" style:font-weight-complex="bold"/>
    </style:style>
    <style:style style:name="P12" style:family="paragraph" style:parent-style-name="Standard" style:list-style-name="L13">
      <style:paragraph-properties fo:text-align="start" style:justify-single-word="false"/>
      <style:text-properties fo:font-size="12pt" fo:font-weight="bold" officeooo:rsid="001125a7" officeooo:paragraph-rsid="001125a7" style:font-size-asian="10.5pt" style:font-weight-asian="bold" style:font-size-complex="12pt" style:font-weight-complex="bold"/>
    </style:style>
    <style:style style:name="P13" style:family="paragraph" style:parent-style-name="Standard" style:list-style-name="L15">
      <style:paragraph-properties fo:text-align="start" style:justify-single-word="false"/>
      <style:text-properties fo:font-size="12pt" fo:font-weight="bold" officeooo:rsid="001125a7" officeooo:paragraph-rsid="001125a7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125a7" officeooo:paragraph-rsid="001125a7" style:font-size-asian="10.5pt" style:font-weight-asian="normal" style:font-size-complex="12pt" style:font-weight-complex="normal"/>
    </style:style>
    <style:style style:name="P15" style:family="paragraph" style:parent-style-name="Standard" style:list-style-name="L14">
      <style:paragraph-properties fo:text-align="start" style:justify-single-word="false"/>
      <style:text-properties fo:font-size="12pt" fo:font-weight="normal" officeooo:rsid="001125a7" officeooo:paragraph-rsid="001125a7" style:font-size-asian="10.5pt" style:font-weight-asian="normal" style:font-size-complex="12pt" style:font-weight-complex="normal"/>
    </style:style>
    <style:style style:name="P16" style:family="paragraph" style:parent-style-name="Standard" style:list-style-name="L16">
      <style:paragraph-properties fo:text-align="start" style:justify-single-word="false"/>
      <style:text-properties fo:font-size="12pt" fo:font-weight="normal" officeooo:rsid="001125a7" officeooo:paragraph-rsid="001125a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officeooo:rsid="001125a7" officeooo:paragraph-rsid="001125a7" style:font-size-asian="16pt" style:font-size-complex="16pt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6pt" officeooo:rsid="001125a7" officeooo:paragraph-rsid="001125a7" style:font-size-asian="16pt" style:font-size-complex="16pt"/>
    </style:style>
    <style:style style:name="P19" style:family="paragraph" style:parent-style-name="Standard" style:list-style-name="L17">
      <style:paragraph-properties fo:text-align="start" style:justify-single-word="false"/>
      <style:text-properties fo:font-weight="bold" officeooo:paragraph-rsid="001125a7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paragraph-rsid="001125a7" style:font-weight-asian="bold" style:font-weight-complex="bold"/>
    </style:style>
    <style:style style:name="P21" style:family="paragraph" style:parent-style-name="Standard" style:list-style-name="L19">
      <style:paragraph-properties fo:text-align="start" style:justify-single-word="false"/>
      <style:text-properties fo:font-weight="bold" officeooo:paragraph-rsid="001125a7" style:font-weight-asian="bold" style:font-weight-complex="bold"/>
    </style:style>
    <style:style style:name="P22" style:family="paragraph" style:parent-style-name="Standard" style:list-style-name="L21">
      <style:paragraph-properties fo:text-align="start" style:justify-single-word="false"/>
      <style:text-properties fo:font-weight="bold" officeooo:paragraph-rsid="001125a7" style:font-weight-asian="bold" style:font-weight-complex="bold"/>
    </style:style>
    <style:style style:name="P23" style:family="paragraph" style:parent-style-name="Standard" style:list-style-name="L23">
      <style:paragraph-properties fo:text-align="start" style:justify-single-word="false"/>
      <style:text-properties fo:font-weight="bold" officeooo:paragraph-rsid="001125a7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normal" officeooo:paragraph-rsid="001125a7" style:font-weight-asian="normal" style:font-weight-complex="normal"/>
    </style:style>
    <style:style style:name="P25" style:family="paragraph" style:parent-style-name="Standard" style:list-style-name="L18">
      <style:paragraph-properties fo:text-align="start" style:justify-single-word="false"/>
      <style:text-properties fo:font-weight="normal" officeooo:paragraph-rsid="001125a7" style:font-weight-asian="normal" style:font-weight-complex="normal"/>
    </style:style>
    <style:style style:name="P26" style:family="paragraph" style:parent-style-name="Standard" style:list-style-name="L20">
      <style:paragraph-properties fo:text-align="start" style:justify-single-word="false"/>
      <style:text-properties fo:font-weight="normal" officeooo:paragraph-rsid="001125a7" style:font-weight-asian="normal" style:font-weight-complex="normal"/>
    </style:style>
    <style:style style:name="P27" style:family="paragraph" style:parent-style-name="Standard" style:list-style-name="L22">
      <style:paragraph-properties fo:text-align="start" style:justify-single-word="false"/>
      <style:text-properties fo:font-weight="normal" officeooo:paragraph-rsid="001125a7" style:font-weight-asian="normal" style:font-weight-complex="normal"/>
    </style:style>
    <style:style style:name="P28" style:family="paragraph" style:parent-style-name="Standard" style:list-style-name="L24">
      <style:paragraph-properties fo:text-align="start" style:justify-single-word="false"/>
      <style:text-properties fo:font-weight="normal" officeooo:paragraph-rsid="001125a7" style:font-weight-asian="normal" style:font-weight-complex="normal"/>
    </style:style>
    <style:style style:name="P29" style:family="paragraph" style:parent-style-name="Standard" style:list-style-name="L25">
      <style:paragraph-properties fo:text-align="start" style:justify-single-word="false"/>
      <style:text-properties fo:font-weight="normal" officeooo:paragraph-rsid="001125a7" style:font-weight-asian="normal" style:font-weight-complex="normal"/>
    </style:style>
    <style:style style:name="P30" style:family="paragraph" style:parent-style-name="Standard" style:list-style-name="L26">
      <style:paragraph-properties fo:text-align="start" style:justify-single-word="false"/>
      <style:text-properties fo:font-weight="normal" officeooo:paragraph-rsid="001125a7" style:font-weight-asian="normal" style:font-weight-complex="normal"/>
    </style:style>
    <style:style style:name="P31" style:family="paragraph" style:parent-style-name="Standard" style:list-style-name="L27">
      <style:paragraph-properties fo:text-align="start" style:justify-single-word="false"/>
      <style:text-properties fo:font-weight="normal" officeooo:paragraph-rsid="001125a7" style:font-weight-asian="normal" style:font-weight-complex="normal"/>
    </style:style>
    <style:style style:name="P32" style:family="paragraph" style:parent-style-name="Standard" style:list-style-name="L28">
      <style:paragraph-properties fo:text-align="start" style:justify-single-word="false"/>
      <style:text-properties fo:font-weight="normal" officeooo:paragraph-rsid="001125a7" style:font-weight-asian="normal" style:font-weight-complex="normal"/>
    </style:style>
    <style:style style:name="P33" style:family="paragraph" style:parent-style-name="Standard" style:list-style-name="L29">
      <style:paragraph-properties fo:text-align="start" style:justify-single-word="false"/>
      <style:text-properties fo:font-weight="normal" officeooo:paragraph-rsid="001125a7" style:font-weight-asian="normal" style:font-weight-complex="normal"/>
    </style:style>
    <style:style style:name="P34" style:family="paragraph" style:parent-style-name="Standard" style:list-style-name="L30">
      <style:paragraph-properties fo:text-align="start" style:justify-single-word="false"/>
      <style:text-properties fo:font-weight="normal" officeooo:paragraph-rsid="001125a7" style:font-weight-asian="normal" style:font-weight-complex="normal"/>
    </style:style>
    <style:style style:name="P35" style:family="paragraph" style:parent-style-name="Standard" style:list-style-name="L31">
      <style:paragraph-properties fo:text-align="start" style:justify-single-word="false"/>
      <style:text-properties fo:font-weight="normal" officeooo:paragraph-rsid="001125a7" style:font-weight-asian="normal" style:font-weight-complex="normal"/>
    </style:style>
    <style:style style:name="P36" style:family="paragraph" style:parent-style-name="Standard" style:list-style-name="L32">
      <style:paragraph-properties fo:text-align="start" style:justify-single-word="false"/>
      <style:text-properties fo:font-weight="normal" officeooo:paragraph-rsid="001125a7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tyle="normal" fo:font-weight="bold" officeooo:paragraph-rsid="001125a7" style:font-style-asian="normal" style:font-weight-asian="bold" style:font-style-complex="normal" style:font-weight-complex="bold"/>
    </style:style>
    <style:style style:name="T1" style:family="text">
      <style:text-properties fo:font-size="12pt" officeooo:rsid="001125a7" style:font-size-asian="10.5pt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CSS</text:p>
      <text:p text:style-name="P1"/>
      <text:p text:style-name="P1"/>
      <text:p text:style-name="P1"><text:soft-page-break/>INDICE</text:p>
      <text:p text:style-name="P2"/>
      <text:p text:style-name="P2"/>
      <text:p text:style-name="P17"/>
      <text:list text:style-name="L1">
        <text:list-item>
          <text:p text:style-name="P18">variables.css – Sistema de diseño y temas claro/oscuro</text:p>
          <text:p text:style-name="P18"/>
        </text:list-item>
        <text:list-item>
          <text:p text:style-name="P18">base.css – Reset y estilos fundamentales</text:p>
          <text:p text:style-name="P18"/>
        </text:list-item>
        <text:list-item>
          <text:p text:style-name="P18">layout.css – Barra de navegación y estructura global</text:p>
          <text:p text:style-name="P18"/>
        </text:list-item>
        <text:list-item>
          <text:p text:style-name="P18">buttons.css – Sistema unificado de botones</text:p>
          <text:p text:style-name="P18"/>
        </text:list-item>
        <text:list-item>
          <text:p text:style-name="P18">confirmations.css – Modales de confirmación</text:p>
        </text:list-item>
      </text:list>
      <text:p text:style-name="P17"/>
      <text:list text:continue-numbering="true" text:style-name="L1">
        <text:list-item>
          <text:p text:style-name="P18">menus.css – Menús desplegables sin JavaScript (Checkbox Hack)</text:p>
          <text:p text:style-name="P18"/>
        </text:list-item>
        <text:list-item>
          <text:p text:style-name="P18">search_bar.css – Barra de búsqueda moderna</text:p>
          <text:p text:style-name="P18"/>
        </text:list-item>
        <text:list-item>
          <text:p text:style-name="P18">view_clients.css – Tablas de clientes y usuarios</text:p>
          <text:p text:style-name="P18"/>
        </text:list-item>
        <text:list-item>
          <text:p text:style-name="P18">view_infrastructure.css – Tarjetas de infraestructura (grid)</text:p>
          <text:p text:style-name="P18"/>
        </text:list-item>
        <text:list-item>
          <text:p text:style-name="P18">header.css – Cabeceras y migas de pan (breadcrumbs)</text:p>
          <text:p text:style-name="P18"/>
        </text:list-item>
        <text:list-item>
          <text:p text:style-name="P18">dashboard.css – Estilos exclusivos del panel principal</text:p>
          <text:p text:style-name="P18"/>
        </text:list-item>
        <text:list-item>
          <text:p text:style-name="P18">sensores.css – Panel IoT de sensores (invernaderos)</text:p>
          <text:p text:style-name="P18"/>
        </text:list-item>
        <text:list-item>
          <text:p text:style-name="P18">index.css – Pantalla de inicio de sesión (login)</text:p>
          <text:p text:style-name="P18"/>
        </text:list-item>
        <text:list-item>
          <text:p text:style-name="P18">style.css – Archivo central de importación (index)</text:p>
        </text:list-item>
      </text:list>
      <text:p text:style-name="P17"/>
      <text:p text:style-name="P17"/>
      <text:p text:style-name="P17"/>
      <text:p text:style-name="P17"/>
      <text:p text:style-name="P2"><text:soft-page-break/></text:p>
      <text:list text:style-name="L3">
        <text:list-item>
          <text:p text:style-name="P8">variables.css – Sistema de diseño y temas claro/oscuro</text:p>
        </text:list-item>
      </text:list>
      <text:p text:style-name="P2"/>
      <text:p text:style-name="P7">Propósito:</text:p>
      <text:p text:style-name="P2">Centralizar todos los valores visuales (colores, tamaños, sombras) para mantener coherencia en toda la aplicación y permitir cambiar entre tema oscuro y claro sin duplicar código.</text:p>
      <text:p text:style-name="P2"/>
      <text:p text:style-name="P7">Qué hace:</text:p>
      <text:p text:style-name="P2">Define más de 50 variables CSS que controlan desde el color principal hasta el espaciado entre elementos. Al cambiar data-theme="light" en el HTML, todas las variables se sobrescriben automáticamente.</text:p>
      <text:p text:style-name="P2"/>
      <text:p text:style-name="P7">Elementos clave:</text:p>
      <text:p text:style-name="P2"/>
      <text:list text:style-name="L4">
        <text:list-item>
          <text:p text:style-name="P3">Paleta de colores : --color-primary (verde SIRA), --color-error (rojo), --color-text-main (blanco en oscuro, gris oscuro en claro).</text:p>
          <text:p text:style-name="P3"/>
        </text:list-item>
        <text:list-item>
          <text:p text:style-name="P3">Sistema de fondos : --color-bg (fondo general), --color-bg-card (tarjetas con transparencia), --color-nav-bg (barra de navegación).</text:p>
          <text:p text:style-name="P3"/>
        </text:list-item>
        <text:list-item>
          <text:p text:style-name="P3">Tipografía completa : Fuente Inter, tamaños desde 0.75rem hasta 2.5rem.</text:p>
          <text:p text:style-name="P3"/>
        </text:list-item>
        <text:list-item>
          <text:p text:style-name="P3">Sombreados y transiciones : --shadow-card-hover (elevación al pasar ratón), --transition-smooth (animaciones suaves).</text:p>
          <text:p text:style-name="P3"/>
        </text:list-item>
        <text:list-item>
          <text:p text:style-name="P3">Tema claro completo – Sobrescribe colores, fondos y bordes para que la interfaz se adapte perfectamente a entornos iluminados.</text:p>
        </text:list-item>
      </text:list>
      <text:p text:style-name="P2"/>
      <text:list text:style-name="L5">
        <text:list-item>
          <text:p text:style-name="P9">base.css – Reset y estilos fundamentales</text:p>
        </text:list-item>
      </text:list>
      <text:p text:style-name="P7">Propósito:</text:p>
      <text:p text:style-name="P2">Eliminar inconsistencias entre navegadores y establecer una base sólida y predecible para todos los elementos HTML.</text:p>
      <text:p text:style-name="P2"/>
      <text:p text:style-name="P7">Qué hace:</text:p>
      <text:p text:style-name="P2">Normaliza márgenes, paddings y box-sizing. Aplica gradientes de fondo al body y define un contenedor central con animación de entrada. También corrige estilos nativos como select y option.</text:p>
      <text:p text:style-name="P2"/>
      <text:p text:style-name="P7">Elementos clave:</text:p>
      <text:p text:style-name="P2"/>
      <text:list text:style-name="L8">
        <text:list-item>
          <text:p text:style-name="P4">Reset universal : * { box-sizing: border-box; margin: 0; padding: 0; } elimina diferencias entre navegadores.</text:p>
        </text:list-item>
      </text:list>
      <text:p text:style-name="P2"/>
      <text:list text:continue-numbering="true" text:style-name="L8">
        <text:list-item>
          <text:p text:style-name="P4">Fondo con gradientes : Dos radial-gradients fijos que crean profundidad visual sin necesidad de imágenes.</text:p>
        </text:list-item>
      </text:list>
      <text:p text:style-name="P2"/>
      <text:list text:continue-numbering="true" text:style-name="L8">
        <text:list-item>
          <text:p text:style-name="P4">Contenedor .container : Centra el contenido, añade padding responsivo y animación fadeIn al cargar.</text:p>
        </text:list-item>
      </text:list>
      <text:p text:style-name="P2"/>
      <text:list text:continue-numbering="true" text:style-name="L8">
        <text:list-item>
          <text:p text:style-name="P4">Scroll suave : scroll-behavior: smooth para navegación interna fluida.</text:p>
        </text:list-item>
      </text:list>
      <text:p text:style-name="P2"/>
      <text:list text:continue-numbering="true" text:style-name="L8">
        <text:list-item>
          <text:p text:style-name="P4">Fix para selects : Fondo sólido en opciones desplegables para evitar transparencias molestas en ambos temas.</text:p>
        </text:list-item>
      </text:list>
      <text:list text:style-name="L7">
        <text:list-item>
          <text:p text:style-name="P10"><text:soft-page-break/>layout.css – Barra de navegación y estructura global</text:p>
        </text:list-item>
      </text:list>
      <text:p text:style-name="P7">Propósito:</text:p>
      <text:p text:style-name="P2">Crear una barra de navegación superior consistente en todas las páginas, con botón de cambio de tema incluido.</text:p>
      <text:p text:style-name="P2"/>
      <text:p text:style-name="P7">Qué hace:</text:p>
      <text:p text:style-name="P2">Diseña un &lt;nav&gt; sticky con efecto blur (glassmorphism). Coloca el logo a la izquierda y las acciones (botón tema + botones de usuario) a la derecha. El botón de tema cambia entre modo claro/oscuro con animación.</text:p>
      <text:p text:style-name="P2"/>
      <text:p text:style-name="P7">Elementos clave:</text:p>
      <text:p text:style-name="P2"/>
      <text:list text:style-name="L9">
        <text:list-item>
          <text:p text:style-name="P5">Nav sticky : Se mantiene fijo al hacer scroll (position: sticky; top: 0).</text:p>
        </text:list-item>
      </text:list>
      <text:p text:style-name="P2"/>
      <text:list text:continue-numbering="true" text:style-name="L9">
        <text:list-item>
          <text:p text:style-name="P5">Glassmorphism : backdrop-filter: blur(12px) y fondo semitransparente para efecto moderno.</text:p>
        </text:list-item>
      </text:list>
      <text:p text:style-name="P2"/>
      <text:list text:continue-numbering="true" text:style-name="L9">
        <text:list-item>
          <text:p text:style-name="P5">Logo con gradiente : Texto con linear-gradient y -webkit-background-clip: text.</text:p>
        </text:list-item>
      </text:list>
      <text:p text:style-name="P2"/>
      <text:list text:continue-numbering="true" text:style-name="L9">
        <text:list-item>
          <text:p text:style-name="P5">Botón de tema : Icono que rota al hacer hover (transform: rotate(15deg) scale(1.1)).</text:p>
        </text:list-item>
      </text:list>
      <text:p text:style-name="P2"/>
      <text:list text:continue-numbering="true" text:style-name="L9">
        <text:list-item>
          <text:p text:style-name="P5">Organización flexible : justify-content: space-between separa logo de acciones automáticamente.</text:p>
        </text:list-item>
      </text:list>
      <text:p text:style-name="P2"/>
      <text:list text:style-name="L10">
        <text:list-item>
          <text:p text:style-name="P11">buttons.css – Sistema unificado de botones</text:p>
        </text:list-item>
      </text:list>
      <text:p text:style-name="P7">Propósito:</text:p>
      <text:p text:style-name="P2">Centralizar todos los estilos de botones de la aplicación para garantizar coherencia visual y reducir código duplicado.</text:p>
      <text:p text:style-name="P2"/>
      <text:p text:style-name="P7">Qué hace:</text:p>
      <text:p text:style-name="P2">Define una clase base .btn-sira y variantes como .btn-primary (verde), .btn-secondary (borde), .btn-accent (amarillo) y tamaños como .btn-sm. También incluye botones específicos para tablas y acciones críticas.</text:p>
      <text:p text:style-name="P2"/>
      <text:p text:style-name="P7">Elementos clave:</text:p>
      <text:p text:style-name="P2"/>
      <text:list text:style-name="L12">
        <text:list-item>
          <text:p text:style-name="P6">Clase base universal : display: inline-flex; gap: 8px; padding: 0.75rem 1.2rem; border-radius: var(--btn-radius).</text:p>
          <text:p text:style-name="P6"/>
        </text:list-item>
        <text:list-item>
          <text:p text:style-name="P6">Botón primario (verde SIRA) : Fondo #10b981, texto negro forzado, hover con transform: translateY(-2px).</text:p>
          <text:p text:style-name="P6"/>
        </text:list-item>
        <text:list-item>
          <text:p text:style-name="P6">Botón secundario : Fondo transparente con borde, ideal para acciones menos prioritarias.</text:p>
          <text:p text:style-name="P6"/>
        </text:list-item>
        <text:list-item>
          <text:p text:style-name="P6">Mini botones para tablas : 32x32 píxeles, para acciones como editar o eliminar en filas.</text:p>
          <text:p text:style-name="P6"/>
        </text:list-item>
        <text:list-item>
          <text:p text:style-name="P6">Botones de confirmación : confirm-btn-yes (rojo para eliminar) y confirm-btn-no (gris para cancelar).</text:p>
        </text:list-item>
      </text:list>
      <text:p text:style-name="P2"/>
      <text:p text:style-name="P2"/>
      <text:p text:style-name="P2"/>
      <text:p text:style-name="P2"/>
      <text:p text:style-name="P2"/>
      <text:list text:style-name="L13">
        <text:list-item>
          <text:p text:style-name="P12"><text:soft-page-break/>confirmations.css – Modales de confirmación</text:p>
        </text:list-item>
      </text:list>
      <text:p text:style-name="P7">Propósito:</text:p>
      <text:p text:style-name="P14">Crear ventanas modales superpuestas que pidan confirmación antes de acciones destructivas (eliminar, desactivar, etc.).</text:p>
      <text:p text:style-name="P14"/>
      <text:p text:style-name="P7">Qué hace:</text:p>
      <text:p text:style-name="P14">Muestra un overlay oscuro con blur que cubre toda la pantalla. Dentro, una tarjeta centrada con mensaje y dos botones (Sí/No). </text:p>
      <text:p text:style-name="P14"/>
      <text:p text:style-name="P7">Elementos clave:</text:p>
      <text:list text:style-name="L14">
        <text:list-header>
          <text:p text:style-name="P15"/>
        </text:list-header>
        <text:list-item>
          <text:p text:style-name="P15">Overlay fijo : position: fixed; top: 0; left: 0; width: 100%; height: 100%; z-index: 9999.</text:p>
          <text:p text:style-name="P15"/>
        </text:list-item>
        <text:list-item>
          <text:p text:style-name="P15">Fondo con blur : backdrop-filter: blur(8px) y fondo semitransparente oscuro.</text:p>
          <text:p text:style-name="P15"/>
        </text:list-item>
        <text:list-item>
          <text:p text:style-name="P15">Tarjeta centrada : display: flex; align-items: center; justify-content: center en el overlay, la tarjeta tiene max-width: 450px.</text:p>
          <text:p text:style-name="P15"/>
        </text:list-item>
        <text:list-item>
          <text:p text:style-name="P15">Borde decorativo : Borde verde SIRA (var(--color-primary-border)) para dar identidad visual.</text:p>
          <text:p text:style-name="P15"/>
        </text:list-item>
        <text:list-item>
          <text:p text:style-name="P15">Botones lado a lado : .confirm-actions con display: flex; gap: 15px para colocar Sí y No juntos.</text:p>
        </text:list-item>
      </text:list>
      <text:p text:style-name="P14"/>
      <text:list text:style-name="L15">
        <text:list-item>
          <text:p text:style-name="P13">menus.css – Menús desplegables <text:s/>(Checkbox Hack)</text:p>
        </text:list-item>
      </text:list>
      <text:p text:style-name="P7"/>
      <text:p text:style-name="P7">Propósito:</text:p>
      <text:p text:style-name="P14">Implementar menús de tres puntos (⋮) en cada tarjeta que se abren/cierran usando solo CSS, sin necesidad de JavaScript.</text:p>
      <text:p text:style-name="P14"/>
      <text:p text:style-name="P7">Qué hace:</text:p>
      <text:p text:style-name="P14">Usa un checkbox oculto y el selector :checked para mostrar/ocultar el menú. El botón de tres puntos es un &lt;label&gt; asociado al checkbox. Al hacer clic, se alterna la visibilidad del menú.</text:p>
      <text:p text:style-name="P14"/>
      <text:p text:style-name="P7">Elementos clave:</text:p>
      <text:p text:style-name="P14"/>
      <text:list text:style-name="L16">
        <text:list-item>
          <text:p text:style-name="P16">Checkbox invisible : .menu-toggle { display: none !important; } completamente oculto.</text:p>
        </text:list-item>
      </text:list>
      <text:p text:style-name="P14"/>
      <text:list text:continue-numbering="true" text:style-name="L16">
        <text:list-item>
          <text:p text:style-name="P16">Botón disparador : .options-btn con tres puntos (⋮), estilo circular y hover con color verde.</text:p>
        </text:list-item>
      </text:list>
      <text:p text:style-name="P14"/>
      <text:list text:continue-numbering="true" text:style-name="L16">
        <text:list-item>
          <text:p text:style-name="P16">Menú oculto por defecto : .options-menu { display: none; } se muestra solo cuando :checked.</text:p>
        </text:list-item>
      </text:list>
      <text:p text:style-name="P14"/>
      <text:list text:continue-numbering="true" text:style-name="L16">
        <text:list-item>
          <text:p text:style-name="P16">Animación de apertura : @keyframes menuFadeIn con opacidad y transformación al aparecer.</text:p>
        </text:list-item>
      </text:list>
      <text:p text:style-name="P14"/>
      <text:list text:continue-numbering="true" text:style-name="L16">
        <text:list-item>
          <text:p text:style-name="P16">Items del menú :Botones con iconos y texto, variante .delete-opt en rojo para acciones peligrosas.</text:p>
        </text:list-item>
      </text:list>
      <text:p text:style-name="P14"/>
      <text:p text:style-name="P14"/>
      <text:p text:style-name="P14"/>
      <text:p text:style-name="P14"/>
      <text:list text:style-name="L17">
        <text:list-item>
          <text:p text:style-name="P19"><text:soft-page-break/><text:span text:style-name="T1">search_bar.css – Barra de búsqueda moderna</text:span></text:p>
        </text:list-item>
      </text:list>
      <text:p text:style-name="P24"><text:span text:style-name="T1"/></text:p>
      <text:p text:style-name="P20"><text:span text:style-name="T1">Propósito:</text:span></text:p>
      <text:p text:style-name="P24"><text:span text:style-name="T1">Proporcionar un componente de búsqueda visualmente atractivo, con efecto de enfoque y estilo consistente.</text:span></text:p>
      <text:p text:style-name="P24"><text:span text:style-name="T1"/></text:p>
      <text:p text:style-name="P37"><text:span text:style-name="T1">Qué hace:</text:span></text:p>
      <text:p text:style-name="P24"><text:span text:style-name="T1">Crea un contenedor con borde redondeado, icono de lupa y campo de texto. Al hacer foco, el borde cambia a verde SIRA y aparece una sombra glow.</text:span></text:p>
      <text:p text:style-name="P24"><text:span text:style-name="T1"/></text:p>
      <text:p text:style-name="P20"><text:span text:style-name="T1">Elementos clave:</text:span></text:p>
      <text:p text:style-name="P24"><text:span text:style-name="T1"/></text:p>
      <text:list text:style-name="L18">
        <text:list-item>
          <text:p text:style-name="P25"><text:span text:style-name="T1">Contenedor con blur : backdrop-filter: blur(10px) y fondo de tarjeta.</text:span></text:p>
        </text:list-item>
      </text:list>
      <text:p text:style-name="P24"><text:span text:style-name="T1"/></text:p>
      <text:list text:continue-numbering="true" text:style-name="L18">
        <text:list-item>
          <text:p text:style-name="P25"><text:span text:style-name="T1">Efecto focus : :focus-within cambia el borde a var(--color-primary) y añade sombra.</text:span></text:p>
        </text:list-item>
      </text:list>
      <text:p text:style-name="P24"><text:span text:style-name="T1"/></text:p>
      <text:list text:continue-numbering="true" text:style-name="L18">
        <text:list-item>
          <text:p text:style-name="P25"><text:span text:style-name="T1">Icono integrado : .search-icon al lado izquierdo del input.</text:span></text:p>
        </text:list-item>
      </text:list>
      <text:p text:style-name="P24"><text:span text:style-name="T1"/></text:p>
      <text:list text:continue-numbering="true" text:style-name="L18">
        <text:list-item>
          <text:p text:style-name="P25"><text:span text:style-name="T1">Input transparente : Fondo transparente, sin borde propio, color de texto variable.</text:span></text:p>
        </text:list-item>
      </text:list>
      <text:p text:style-name="P24"><text:span text:style-name="T1"/></text:p>
      <text:list text:continue-numbering="true" text:style-name="L18">
        <text:list-item>
          <text:p text:style-name="P25"><text:span text:style-name="T1">Placeholder estilizado : Color var(--color-text-muted) para texto de ayuda.</text:span></text:p>
        </text:list-item>
      </text:list>
      <text:p text:style-name="P24"><text:span text:style-name="T1"/></text:p>
      <text:list text:style-name="L19">
        <text:list-item>
          <text:p text:style-name="P21"><text:span text:style-name="T1">view_clients.css – Tablas de clientes y usuarios</text:span></text:p>
        </text:list-item>
      </text:list>
      <text:p text:style-name="P24"><text:span text:style-name="T1"/></text:p>
      <text:p text:style-name="P20"><text:span text:style-name="T1">Propósito:</text:span></text:p>
      <text:p text:style-name="P24"><text:span text:style-name="T1">Estilizar las tablas que muestran listados de clientes, usuarios o cualquier entidad con múltiples campos.</text:span></text:p>
      <text:p text:style-name="P24"><text:span text:style-name="T1"/></text:p>
      <text:p text:style-name="P20"><text:span text:style-name="T1">Qué hace:</text:span></text:p>
      <text:p text:style-name="P24"><text:span text:style-name="T1">Diseña tablas responsivas con cabeceras fijas, filas con hover, estados inactivos (opacidad reducida) y badges para roles o estados. Implementa columnas que se ocultan en pantallas pequeñas.</text:span></text:p>
      <text:p text:style-name="P24"><text:span text:style-name="T1"/></text:p>
      <text:p text:style-name="P20"><text:span text:style-name="T1">Elementos clave:</text:span></text:p>
      <text:p text:style-name="P24"><text:span text:style-name="T1"/></text:p>
      <text:list text:style-name="L20">
        <text:list-item>
          <text:p text:style-name="P26"><text:span text:style-name="T1">Contenedor de tabla : .list-container con borde, borderRadius y overflow hidden.</text:span></text:p>
        </text:list-item>
      </text:list>
      <text:p text:style-name="P24"><text:span text:style-name="T1"/></text:p>
      <text:list text:continue-numbering="true" text:style-name="L20">
        <text:list-item>
          <text:p text:style-name="P26"><text:span text:style-name="T1">Cabecera elegante : Texto uppercase, letter-spacing, fondo semitransparente.</text:span></text:p>
        </text:list-item>
      </text:list>
      <text:p text:style-name="P24"><text:span text:style-name="T1"/></text:p>
      <text:list text:continue-numbering="true" text:style-name="L20">
        <text:list-item>
          <text:p text:style-name="P26"><text:span text:style-name="T1">Filas interactivas : tr:hover con cambio de fondo sutil.</text:span></text:p>
        </text:list-item>
      </text:list>
      <text:p text:style-name="P24"><text:span text:style-name="T1"/></text:p>
      <text:list text:continue-numbering="true" text:style-name="L20">
        <text:list-item>
          <text:p text:style-name="P26"><text:span text:style-name="T1">Badges y estados : .badge-rol (verde para roles), .dot-active (punto verde animado).</text:span></text:p>
        </text:list-item>
      </text:list>
      <text:p text:style-name="P24"><text:span text:style-name="T1"/></text:p>
      <text:list text:continue-numbering="true" text:style-name="L20">
        <text:list-item>
          <text:p text:style-name="P26"><text:span text:style-name="T1">Responsive columnas : En móviles se ocultan columnas menos importantes con display: none.</text:span></text:p>
        </text:list-item>
      </text:list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list text:style-name="L21">
        <text:list-item>
          <text:p text:style-name="P22"><text:soft-page-break/><text:span text:style-name="T1">view_infrastructure.css – Tarjetas de infraestructura (grid)</text:span></text:p>
        </text:list-item>
      </text:list>
      <text:p text:style-name="P20"><text:span text:style-name="T1"/></text:p>
      <text:p text:style-name="P20"><text:span text:style-name="T1">Propósito:</text:span></text:p>
      <text:p text:style-name="P24"><text:span text:style-name="T1">Mostrar elementos de infraestructura (invernaderos, sensores, equipos) en formato de tarjetas organizadas en grid.</text:span></text:p>
      <text:p text:style-name="P24"><text:span text:style-name="T1"/></text:p>
      <text:p text:style-name="P20"><text:span text:style-name="T1">Qué hace:</text:span></text:p>
      <text:p text:style-name="P24"><text:span text:style-name="T1">Crea un grid de 2 columnas (1 columna en móvil) donde cada tarjeta tiene título, metadatos, estado y botón de acción. Las tarjetas tienen efecto de elevación al hacer hover.</text:span></text:p>
      <text:p text:style-name="P24"><text:span text:style-name="T1"/></text:p>
      <text:p text:style-name="P20"><text:span text:style-name="T1">Elementos clave:</text:span></text:p>
      <text:p text:style-name="P24"><text:span text:style-name="T1"/></text:p>
      <text:list text:style-name="L22">
        <text:list-item>
          <text:p text:style-name="P27"><text:span text:style-name="T1">Grid responsivo : grid-template-columns: repeat(2, 1fr) que pasa a 1fr en pantallas &lt;900px.</text:span></text:p>
        </text:list-item>
      </text:list>
      <text:p text:style-name="P24"><text:span text:style-name="T1"/></text:p>
      <text:list text:continue-numbering="true" text:style-name="L22">
        <text:list-item>
          <text:p text:style-name="P27"><text:span text:style-name="T1">Tarjeta con blur : Fondo semitransparente (rgba(30, 41, 59, 0.7)) y backdrop-filter.</text:span></text:p>
        </text:list-item>
      </text:list>
      <text:p text:style-name="P24"><text:span text:style-name="T1"/></text:p>
      <text:list text:continue-numbering="true" text:style-name="L22">
        <text:list-item>
          <text:p text:style-name="P27"><text:span text:style-name="T1">Barra superior animada : ::before que aparece al hover con gradiente verde.</text:span></text:p>
        </text:list-item>
      </text:list>
      <text:p text:style-name="P24"><text:span text:style-name="T1"/></text:p>
      <text:list text:continue-numbering="true" text:style-name="L22">
        <text:list-item>
          <text:p text:style-name="P27"><text:span text:style-name="T1">Badge de estado : Posicionado absolutamente en la esquina superior derecha.</text:span></text:p>
        </text:list-item>
      </text:list>
      <text:p text:style-name="P24"><text:span text:style-name="T1"/></text:p>
      <text:list text:continue-numbering="true" text:style-name="L22">
        <text:list-item>
          <text:p text:style-name="P27"><text:span text:style-name="T1">Título con padding : padding-right: 180px para no chocar con el badge.</text:span></text:p>
        </text:list-item>
      </text:list>
      <text:p text:style-name="P24"><text:span text:style-name="T1"/></text:p>
      <text:list text:style-name="L23">
        <text:list-item>
          <text:p text:style-name="P23"><text:span text:style-name="T1">header.css – Cabeceras y migas de pan (breadcrumbs)</text:span></text:p>
        </text:list-item>
      </text:list>
      <text:p text:style-name="P24"><text:span text:style-name="T1"/></text:p>
      <text:p text:style-name="P20"><text:span text:style-name="T1">Propósito:</text:span></text:p>
      <text:p text:style-name="P24"><text:span text:style-name="T1">Estandarizar los títulos de página, subtítulos y el sistema de navegación secundaria (breadcrumbs).</text:span></text:p>
      <text:p text:style-name="P24"><text:span text:style-name="T1"/></text:p>
      <text:p text:style-name="P20"><text:span text:style-name="T1">Qué hace:</text:span></text:p>
      <text:p text:style-name="P24"><text:span text:style-name="T1">Define estilos para .dashboard-title, .dashboard-subtitle y .breadcrumbs. También incluye un panel de error estilizado para mensajes de fallo.</text:span></text:p>
      <text:p text:style-name="P24"><text:span text:style-name="T1"/></text:p>
      <text:p text:style-name="P20"><text:span text:style-name="T1">Elementos clave:</text:span></text:p>
      <text:p text:style-name="P24"><text:span text:style-name="T1"/></text:p>
      <text:list text:style-name="L24">
        <text:list-item>
          <text:p text:style-name="P28"><text:span text:style-name="T1">Título principal : Fuente grande (var(--font-size-xl)) y peso 700.</text:span></text:p>
        </text:list-item>
      </text:list>
      <text:p text:style-name="P24"><text:span text:style-name="T1"/></text:p>
      <text:list text:continue-numbering="true" text:style-name="L24">
        <text:list-item>
          <text:p text:style-name="P28"><text:span text:style-name="T1">Subtítulo : Color muted, tamaño base, para descripciones de página.</text:span></text:p>
        </text:list-item>
      </text:list>
      <text:p text:style-name="P24"><text:span text:style-name="T1"/></text:p>
      <text:list text:continue-numbering="true" text:style-name="L24">
        <text:list-item>
          <text:p text:style-name="P28"><text:span text:style-name="T1">Migas de pan : Enlaces en color primario, separados por &gt; o span.</text:span></text:p>
        </text:list-item>
      </text:list>
      <text:p text:style-name="P24"><text:span text:style-name="T1"/></text:p>
      <text:list text:continue-numbering="true" text:style-name="L24">
        <text:list-item>
          <text:p text:style-name="P28"><text:span text:style-name="T1">Panel de error : Fondo rojo translúcido (var(--color-error-bg)), borde rojo.</text:span></text:p>
        </text:list-item>
      </text:list>
      <text:p text:style-name="P24"><text:span text:style-name="T1"/></text:p>
      <text:list text:continue-numbering="true" text:style-name="L24">
        <text:list-item>
          <text:p text:style-name="P28"><text:span text:style-name="T1">Texto de error : Color var(--color-error-text) para mensajes claros.</text:span></text:p>
        </text:list-item>
      </text:list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list text:style-name="L25">
        <text:list-item>
          <text:p text:style-name="P29"><text:soft-page-break/>dashboard.css – Estilos exclusivos del panel principal</text:p>
        </text:list-item>
      </text:list>
      <text:p text:style-name="P24"/>
      <text:p text:style-name="P20">Propósito:</text:p>
      <text:p text:style-name="P24">Añadir estilos específicos para la página dashboard.php (panel de jerarquía) sin afectar al resto de la aplicación.</text:p>
      <text:p text:style-name="P24"/>
      <text:p text:style-name="P20">Qué hace:</text:p>
      <text:p text:style-name="P24">Define el contenedor de bienvenida, un badge contador (ej: "Total: 5 invernaderos") y un estado vacío cuando no hay datos.</text:p>
      <text:p text:style-name="P24"/>
      <text:p text:style-name="P24">Elementos clave:</text:p>
      <text:p text:style-name="P24"/>
      <text:list text:style-name="L26">
        <text:list-item>
          <text:p text:style-name="P30">Títulos del dashboard : Márgenes específicos para la página de inicio.</text:p>
        </text:list-item>
      </text:list>
      <text:p text:style-name="P24"/>
      <text:list text:continue-numbering="true" text:style-name="L26">
        <text:list-item>
          <text:p text:style-name="P30">Badge contador : Fondo glow verde, borde primario, texto verde brillante.</text:p>
        </text:list-item>
      </text:list>
      <text:p text:style-name="P24"/>
      <text:list text:continue-numbering="true" text:style-name="L26">
        <text:list-item>
          <text:p text:style-name="P30">Estado vacío : Texto centrado con color muted, padding grande.</text:p>
        </text:list-item>
      </text:list>
      <text:p text:style-name="P24"/>
      <text:list text:continue-numbering="true" text:style-name="L26">
        <text:list-item>
          <text:p text:style-name="P30">Mensaje descriptivo : Máximo ancho 400px para legibilidad.</text:p>
        </text:list-item>
      </text:list>
      <text:p text:style-name="P24"/>
      <text:list text:continue-numbering="true" text:style-name="L26">
        <text:list-item>
          <text:p text:style-name="P30">Espaciado consistente : Márgenes inferiores alineados con el sistema.</text:p>
        </text:list-item>
      </text:list>
      <text:p text:style-name="P24"/>
      <text:list text:style-name="L27">
        <text:list-item>
          <text:p text:style-name="P31">sensores.css – Panel IoT de sensores (invernaderos)</text:p>
        </text:list-item>
      </text:list>
      <text:p text:style-name="P24"/>
      <text:p text:style-name="P20">Propósito:</text:p>
      <text:p text:style-name="P24">Proporcionar una interfaz específica para visualizar datos de sensores (temperatura, humedad, etc.) en tiempo real.</text:p>
      <text:p text:style-name="P24"/>
      <text:p text:style-name="P20">Qué hace:</text:p>
      <text:p text:style-name="P24">Diseña una cabecera con información del invernadero, un indicador de conexión con punto pulsante, tarjetas de sensores con valores grandes, unidades y barras de progreso.</text:p>
      <text:p text:style-name="P24"/>
      <text:p text:style-name="P20">Elementos clave:</text:p>
      <text:p text:style-name="P24"/>
      <text:list text:style-name="L28">
        <text:list-item>
          <text:p text:style-name="P32">Cabecera del invernadero : Fondo de tarjeta, padding, título grande y descripción.</text:p>
        </text:list-item>
      </text:list>
      <text:p text:style-name="P24"/>
      <text:list text:continue-numbering="true" text:style-name="L28">
        <text:list-item>
          <text:p text:style-name="P32">Punto de conexión animado : @keyframes sensorPulse con efecto de latido (box-shadow expansivo).</text:p>
        </text:list-item>
      </text:list>
      <text:p text:style-name="P24"/>
      <text:list text:continue-numbering="true" text:style-name="L28">
        <text:list-item>
          <text:p text:style-name="P32">Tarjeta de sensor : Valor enorme (3.5rem) en color primario, unidad más pequeña.</text:p>
        </text:list-item>
      </text:list>
      <text:p text:style-name="P24"/>
      <text:list text:continue-numbering="true" text:style-name="L28">
        <text:list-item>
          <text:p text:style-name="P32">Barra de progreso : Fondo gris claro, relleno con gradiente azul→verde, ancho dinámico.</text:p>
        </text:list-item>
      </text:list>
      <text:p text:style-name="P24"/>
      <text:list text:continue-numbering="true" text:style-name="L28">
        <text:list-item>
          <text:p text:style-name="P32">Placeholder de gráficas : Área punteada para futuros gráficos, con texto centrado.</text:p>
        </text:list-item>
      </text:list>
      <text:p text:style-name="P24"/>
      <text:list text:style-name="L29">
        <text:list-item>
          <text:p text:style-name="P33">index.css – Pantalla de inicio de sesión (login)</text:p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list text:continue-numbering="true" text:style-name="L29">
        <text:list-item>
          <text:p text:style-name="P33"><text:soft-page-break/>index.css – Pantalla de inicio de sesión (login)</text:p>
        </text:list-item>
      </text:list>
      <text:p text:style-name="P20">Propósito:</text:p>
      <text:p text:style-name="P24">Crear una experiencia de login moderna con dos paneles: branding (izquierda) y formulario (derecha).</text:p>
      <text:p text:style-name="P24"/>
      <text:p text:style-name="P20">Qué hace:</text:p>
      <text:p text:style-name="P24">Construye un wrapper de dos columnas. El panel izquierdo siempre es oscuro (gradiente verde/navy) y muestra logo, características y footer. El derecho contiene el formulario de usuario/contraseña. Es totalmente responsivo.</text:p>
      <text:p text:style-name="P24"/>
      <text:p text:style-name="P20">Elementos clave:</text:p>
      <text:p text:style-name="P24"/>
      <text:list text:style-name="L30">
        <text:list-item>
          <text:p text:style-name="P34">Wrapper de dos paneles : display: flex; width: 900px; border-radius: var(--radius-xl).</text:p>
        </text:list-item>
      </text:list>
      <text:p text:style-name="P24"/>
      <text:list text:continue-numbering="true" text:style-name="L30">
        <text:list-item>
          <text:p text:style-name="P34">Panel de marca siempre oscuro : Gradiente fijo, independiente del tema activo.</text:p>
        </text:list-item>
      </text:list>
      <text:p text:style-name="P24"/>
      <text:list text:continue-numbering="true" text:style-name="L30">
        <text:list-item>
          <text:p text:style-name="P34">Lista de características : Iconos enmarcados + texto, ideal para vender el producto.</text:p>
        </text:list-item>
      </text:list>
      <text:p text:style-name="P24"/>
      <text:list text:continue-numbering="true" text:style-name="L30">
        <text:list-item>
          <text:p text:style-name="P34">Formulario estilizado : Inputs con glow al focus, label uppercase, botón primario.</text:p>
        </text:list-item>
      </text:list>
      <text:p text:style-name="P24"/>
      <text:list text:continue-numbering="true" text:style-name="L30">
        <text:list-item>
          <text:p text:style-name="P34">Responsive : En móviles (&lt;600px) se oculta el panel izquierdo y el formulario ocupa todo.</text:p>
        </text:list-item>
      </text:list>
      <text:p text:style-name="P24"/>
      <text:list text:style-name="L31">
        <text:list-item>
          <text:p text:style-name="P35">style.css – Archivo central de importación (index)</text:p>
        </text:list-item>
      </text:list>
      <text:p text:style-name="P20">Propósito:</text:p>
      <text:p text:style-name="P24">Actuar como único punto de entrada CSS que importa todos los demás módulos en el orden correcto.</text:p>
      <text:p text:style-name="P24"/>
      <text:p text:style-name="P20">Qué hace:</text:p>
      <text:p text:style-name="P24">No contiene estilos propios, solo @import de todos los módulos. Garantiza que variables.css se cargue primero, luego base.css, luego layout.css, y así sucesivamente.</text:p>
      <text:p text:style-name="P24"/>
      <text:p text:style-name="P20">Elementos clave:</text:p>
      <text:p text:style-name="P24"/>
      <text:list text:style-name="L32">
        <text:list-item>
          <text:p text:style-name="P36">Importación de variables : Primero para que estén disponibles globalmente.</text:p>
        </text:list-item>
      </text:list>
      <text:p text:style-name="P24"/>
      <text:list text:continue-numbering="true" text:style-name="L32">
        <text:list-item>
          <text:p text:style-name="P36">Importación de base : Reset y estilos fundamentales.</text:p>
        </text:list-item>
      </text:list>
      <text:p text:style-name="P24"/>
      <text:list text:continue-numbering="true" text:style-name="L32">
        <text:list-item>
          <text:p text:style-name="P36">Importación de layout : Navegación y estructura.</text:p>
        </text:list-item>
      </text:list>
      <text:p text:style-name="P24"/>
      <text:list text:continue-numbering="true" text:style-name="L32">
        <text:list-item>
          <text:p text:style-name="P36">Importación de módulos específicos : Header, search, clients, infrastructure.</text:p>
        </text:list-item>
      </text:list>
      <text:p text:style-name="P24"/>
      <text:list text:continue-numbering="true" text:style-name="L32">
        <text:list-item>
          <text:p text:style-name="P36">Importación de componentes : Buttons, confirmations, menus (al final por especificidad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13T19:13:40.319000000</meta:creation-date>
    <dc:date>2026-04-13T20:56:47.367000000</dc:date>
    <meta:editing-duration>PT1H43M7S</meta:editing-duration>
    <meta:editing-cycles>1</meta:editing-cycles>
    <meta:document-statistic meta:table-count="0" meta:image-count="0" meta:object-count="0" meta:page-count="9" meta:paragraph-count="171" meta:word-count="1799" meta:character-count="12098" meta:non-whitespace-character-count="10553"/>
    <meta:generator>LibreOffice/7.6.4.1$Windows_X86_64 LibreOffice_project/e19e193f88cd6c0525a17fb7a176ed8e6a3e2aa1</meta:generator>
  </office:meta>
</office:document-meta>
</file>